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9">
            <text:p>19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2-12-29_07-35-50_000.jpg</text:p>
          </table:table-cell>
          <table:table-cell table:style-name="ce26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2-12-29_02-22-49_000.jpg</text:p>
          </table:table-cell>
          <table:table-cell table:style-name="ce26" office:value-type="string">
            <text:p>:m :PHOTO 寝た時刻 / 2022 / オナニー、未了、duration=1#15時間ぐらい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 / オナニー、未了、duration=1#15時間ぐらい,other=~">
            <text:p>:m :PHOTO 寝た時刻 / 2022 / オナニー、未了、duration=1#15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12-28_13-48-2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2-12-28_21-54-53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2-28_12-59-29_000.jpg</text:p>
          </table:table-cell>
          <table:table-cell table:style-name="ce26" office:value-type="string">
            <text:p>:PHOTO 記録 / @自室 / what=体温計：数値 / for=定点観測 / occasion=ワクチン：接種後：観察,location=,status=~,other=ここ２－３日</text:p>
          </table:table-cell>
          <table:table-cell table:style-name="ce28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PHOTO 記録 / @自室 / what=体温計：数値 / for=定点観測 / occasion=ワクチン：接種後：観察,location=,status=~,other=ここ２－３日">
            <text:p>:PHOTO 記録 / @自室 / what=体温計：数値 / for=定点観測 / occasion=ワクチン：接種後：観察,location=,status=~,other=ここ２－３日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2-12-29_09-35-30_000.jpg</text:p>
          </table:table-cell>
          <table:table-cell table:style-name="ce26" office:value-type="string">
            <text:p>:PHOTO 記録 / subject=ｐH計測器：計測部の調整 / location=自室 / content=~,for=~,other=pH;probe</text:p>
          </table:table-cell>
          <table:table-cell table:style-name="ce28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PHOTO 記録 / subject=ｐH計測器：計測部の調整 / location=自室 / content=~,for=~,other=pH;probe">
            <text:p>:PHOTO 記録 / subject=ｐH計測器：計測部の調整 / location=自室 / content=~,for=~,other=pH;probe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7" office:value-type="string">
            <text:p>2022-12-29_09-59-34_000.jpg</text:p>
          </table:table-cell>
          <table:table-cell table:style-name="ce26" office:value-type="string">
            <text:p>:PHOTO 記録 / subject=ｐH計測器：計測部の調整 / location=自室 / content=~,for=~,other=pH;probe</text:p>
          </table:table-cell>
          <table:table-cell table:style-name="ce28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 / subject=ｐH計測器：計測部の調整 / location=自室 / content=~,for=~,other=pH;probe">
            <text:p>:PHOTO 記録 / subject=ｐH計測器：計測部の調整 / location=自室 / content=~,for=~,other=pH;probe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8" office:value-type="string">
            <text:p>2022-12-29_09-34-08_000.jpg</text:p>
          </table:table-cell>
          <table:table-cell table:style-name="ce26" office:value-type="string">
            <text:p>:PHOTO 記録 / subject=ｐH計測器：計測部の調整 / location=自室 / content=~,for=~,other=pH;probe;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 / subject=ｐH計測器：計測部の調整 / location=自室 / content=~,for=~,other=pH;probe;">
            <text:p>:PHOTO 記録 / subject=ｐH計測器：計測部の調整 / location=自室 / content=~,for=~,other=pH;probe;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18" office:value-type="string">
            <text:p>2022-12-29_10-00-10_000.jpg</text:p>
          </table:table-cell>
          <table:table-cell table:style-name="ce26" office:value-type="string">
            <text:p>:PHOTO 記録 / subject=pH調べ / location=自室 / content=水道水：ペットに取り置いているもの,for=~,other=activity-id(act-id):UED8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PHOTO 記録 / subject=pH調べ / location=自室 / content=水道水：ペットに取り置いているもの,for=~,other=activity-id(act-id):UED8">
            <text:p>:PHOTO 記録 / subject=pH調べ / location=自室 / content=水道水：ペットに取り置いているもの,for=~,other=activity-id(act-id):UED8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10" office:value-type="string">
            <text:p>2022-12-29_10-04-01_000.jpg</text:p>
          </table:table-cell>
          <table:table-cell table:style-name="ce26" office:value-type="string">
            <text:p>:PHOTO 記録 / 文書　/ occasion=pH測定 / for=やることリスト：pH測定値の調整 / doc=~,other=activity-id(act-id):UED8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PHOTO 記録 / 文書　/ occasion=pH測定 / for=やることリスト：pH測定値の調整 / doc=~,other=activity-id(act-id):UED8">
            <text:p>:PHOTO 記録 / 文書　/ occasion=pH測定 / for=やることリスト：pH測定値の調整 / doc=~,other=activity-id(act-id):UED8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18" office:value-type="string">
            <text:p>2022-12-29_07-48-2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2-12-28_11-57-44_000.jpg</text:p>
          </table:table-cell>
          <table:table-cell table:style-name="ce26" office:value-type="string">
            <text:p>:m #*# RES / JVEMV6 64#228_minzoku_sisoo / 『現代日本思想大系　第３０巻　民俗の思想』 著者=~,校注=~ / p.6(「月報」) / w=幸徳秋水；平民社,topic=~,publisher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#*# RES / JVEMV6 64#228_minzoku_sisoo / 『現代日本思想大系　第３０巻　民俗の思想』 著者=~,校注=~ / p.6(「月報」) / w=幸徳秋水；平民社,topic=~,publisher=~,other=~">
            <text:p>:m #*# RES / JVEMV6 64#228_minzoku_sisoo / 『現代日本思想大系　第３０巻　民俗の思想』 著者=~,校注=~ / p.6(「月報」) / w=幸徳秋水；平民社,topic=~,publisher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 office:value-type="string">
            <text:p>2022-12-28_15-33-32_000.jpg</text:p>
          </table:table-cell>
          <table:table-cell table:style-name="ce26" office:value-type="string">
            <text:p>:m #*# RES / free# S87DP9 記事読み / id=Y2YS(browser=yan?) / media=sp.ch / theme=台湾：徴兵期間,content=~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7" office:value-type="string">
            <text:p>2022-12-28_17-24-30_000.jpg</text:p>
          </table:table-cell>
          <table:table-cell table:style-name="ce26" office:value-type="string">
            <text:p>:m #*# / memo:other(m:other) / topic=習字, about=,other=,id=~,content=時;間r;歳;焼;本;共;産;党;精;神;的;革;命;秋;放;射;討;論;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m #*# / memo:other(m:other) / topic=習字, about=,other=,id=~,content=時;間r;歳;焼;本;共;産;党;精;神;的;革;命;秋;放;射;討;論;">
            <text:p>:m #*# / memo:other(m:other) / topic=習字, about=,other=,id=~,content=時;間r;歳;焼;本;共;産;党;精;神;的;革;命;秋;放;射;討;論;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2-12-28_17-25-00_000.jpg</text:p>
          </table:table-cell>
          <table:table-cell table:style-name="ce26" office:value-type="string">
            <text:p>:m RES 1*2 / free# JVEMV6 83#_70:1 / 83. chemistry / topics=無機化学：原子核,w=崩壊；α壊変；放射能,s=~,i=~,other=memo+:β壊変：水の比熱,next=,doc=r-1-1~1.2:f-15.3#L.1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m RES 1*2 / free# JVEMV6 83#_70:1 / 83. chemistry / topics=無機化学：原子核,w=崩壊；α壊変；放射能,s=~,i=~,other=memo+:β壊変：水の比熱,next=,doc=r-1-1~1.2:f-15.3#L.1">
            <text:p>:m RES 1*2 / free# JVEMV6 83#_70:1 / 83. chemistry / topics=無機化学：原子核,w=崩壊；α壊変；放射能,s=~,i=~,other=memo+:β壊変：水の比熱,next=,doc=r-1-1~1.2:f-15.3#L.1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2-28_17-25-17_000.jpg</text:p>
          </table:table-cell>
          <table:table-cell table:style-name="ce26" office:value-type="string">
            <text:p>:m RES 2*2 / free# JVEMV6 83#_70:1 / 83. chemistry / topics=無機化学：原子核,w=~,s=~,i=~,other=memo+:β壊変：水の比熱；conc+,next=,doc=r-1-1~1.2:f-15.3#L.1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m RES 2*2 / free# JVEMV6 83#_70:1 / 83. chemistry / topics=無機化学：原子核,w=~,s=~,i=~,other=memo+:β壊変：水の比熱；conc+,next=,doc=r-1-1~1.2:f-15.3#L.1">
            <text:p>:m RES 2*2 / free# JVEMV6 83#_70:1 / 83. chemistry / topics=無機化学：原子核,w=~,s=~,i=~,other=memo+:β壊変：水の比熱；conc+,next=,doc=r-1-1~1.2:f-15.3#L.1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2-12-28_22-48-48_000.jpg</text:p>
          </table:table-cell>
          <table:table-cell table:style-name="ce26" office:value-type="string">
            <text:p>:PHOTO 記録 / @自室 / what=フロス：黒色 / for=~ / occasion=終了：使い切った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PHOTO 記録 / @自室 / what=フロス：黒色 / for=~ / occasion=終了：使い切った">
            <text:p>:PHOTO 記録 / @自室 / what=フロス：黒色 / for=~ / occasion=終了：使い切った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2-12-29_01-08-16_000.jpg</text:p>
          </table:table-cell>
          <table:table-cell table:style-name="ce26" office:value-type="string">
            <text:p>:m Other / 買うもの / item=~,at=キャン・ドゥ,for=~,other=買った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9]=&quot;&quot;;[.C19];CONCATENATE([.C19];&quot; / &quot;;[.E19]))" office:value-type="string" office:string-value=":m Other / 買うもの / item=~,at=キャン・ドゥ,for=~,other=買った">
            <text:p>:m Other / 買うもの / item=~,at=キャン・ドゥ,for=~,other=買った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0" office:value-type="string">
            <text:p>2022-12-29_09-03-05_000.jpg</text:p>
          </table:table-cell>
          <table:table-cell table:style-name="ce26" office:value-type="string">
            <text:p>:m :th,mysl / topic=倫理 / content=自分ができないこと。を、人に求める。できない。,other=~ / lang=ja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20];[.K20])" office:value-type="string" office:string-value="jpg">
            <text:p>jpg</text:p>
          </table:table-cell>
          <table:table-cell table:style-name="ce52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9">
            <text:p>1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2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9">2022/12/29</text:date>, <text:time>11:37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29T11:37:31.77</dc:date>
    <dc:creator>iwabuchi ken</dc:creator>
    <meta:editing-duration>P52DT13H51M13S</meta:editing-duration>
    <meta:editing-cycles>16859</meta:editing-cycles>
    <meta:document-statistic meta:table-count="2" meta:cell-count="929" meta:object-count="0"/>
    <meta:user-defined meta:name="qrichtext">1</meta:user-defined>
  </office:meta>
</office:document-meta>
</file>